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fo:language="ru" fo:country="RU"/>
    </style:style>
    <style:style style:name="P3" style:family="paragraph" style:parent-style-name="Heading_20_1">
      <style:text-properties style:font-name="Times New Roman" fo:language="ru" fo:country="RU"/>
    </style:style>
    <style:style style:name="P4" style:family="paragraph" style:parent-style-name="Text_20_body" style:list-style-name="L1">
      <style:text-properties style:font-name="Times New Roman" fo:language="ru" fo:country="RU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3" text:outline-level="1">Электроника</text:h>
          </table:table-cell>
        </table:table-row>
        <table:table-row table:style-name="Table1.2">
          <table:table-cell table:style-name="Table1.A2" office:value-type="string">
            <text:p text:style-name="P1">В настоящем подразделе описаны блоки библиотеки «Электроника».</text:p>
            <text:p text:style-name="P1">Все блоки библиотеки «Электроника» представляют собой субмодели, внешний вид которых приближен к изображению соотвествующих элементов на электрических схемах.</text:p>
            <text:p text:style-name="P2"><text:span text:style-name="T2">Метод узловых потенциалов</text:span><text:span text:style-name="T1"> является </text:span><text:span text:style-name="T2">стандартным</text:span><text:span text:style-name="T1"> для решения электросетевых задач и применяется в специализированных расчётных программах, таких как SPICE. К преимуществам данного метода можно отнести </text:span><text:span text:style-name="T3">отсуствие</text:span><text:span text:style-name="T1"> топологических ограничений, присущих например методу контурных токов.</text:span></text:p>
            <text:p text:style-name="P2"><text:span text:style-name="T1">Для </text:span><text:span text:style-name="T3">топологически полного</text:span><text:span text:style-name="T1"> описания электрически сетей в рамках </text:span><text:span text:style-name="T2">метода узловых потенциалов</text:span><text:span text:style-name="T1"> в модели должны присутсвовать следующие типы элементов:</text:span></text:p>
            <text:list xml:id="list7015636711468669130" text:style-name="L1">
              <text:list-item>
                <text:p text:style-name="P4">граничный узел электрической сети;</text:p>
              </text:list-item>
              <text:list-item>
                <text:p text:style-name="P4">узел электрической сети;</text:p>
              </text:list-item>
              <text:list-item>
                <text:p text:style-name="P4">ветвление электрической сети;</text:p>
              </text:list-item>
              <text:list-item>
                <text:p text:style-name="P4">линейное сопротивление;</text:p>
              </text:list-item>
              <text:list-item>
                <text:p text:style-name="P4">нелинейное сопротивление;</text:p>
              </text:list-item>
              <text:list-item>
                <text:p text:style-name="P4">индуктивность;</text:p>
              </text:list-item>
              <text:list-item>
                <text:p text:style-name="P4">ёмкость;</text:p>
              </text:list-item>
              <text:list-item>
                <text:p text:style-name="P4">источник напряжения;</text:p>
              </text:list-item>
              <text:list-item>
                <text:p text:style-name="P4">источник тока.</text:p>
              </text:list-item>
            </text:list>
            <text:p text:style-name="P1">Более сложные объекты могут быть построены из этих элементарных объектов и входо-выходных блоков стандартной библиотеки блоков ПК «МВТУ-4»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Электроника</dc:title>
    <dc:date>2012-02-12T12:05:07.25</dc:date>
    <meta:generator>OpenOffice_Beta/4.1.0$Win32 OpenOffice.org_project/410m14$Build-9760</meta:generator>
    <meta:editing-duration>PT4H46M29S</meta:editing-duration>
    <meta:editing-cycles>138</meta:editing-cycles>
    <dc:creator>Александр </dc:creator>
    <meta:document-statistic meta:table-count="1" meta:image-count="0" meta:object-count="0" meta:page-count="1" meta:paragraph-count="15" meta:word-count="123" meta:character-count="993"/>
    <meta:user-defined meta:name="Поле 1"/>
    <meta:user-defined meta:name="Поле 2"/>
    <meta:user-defined meta:name="Поле 3"/>
    <meta:user-defined meta:name="Поле 4"/>
  </office:meta>
</office:document-meta>
</file>